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5.1361in" table:align="left"/>
    </style:style>
    <style:style style:name="Таблица1.A" style:family="table-column">
      <style:table-column-properties style:column-width="1.9069in"/>
    </style:style>
    <style:style style:name="Таблица1.B" style:family="table-column">
      <style:table-column-properties style:column-width="3.2292in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 style:list-style-name="L1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" style:family="paragraph" style:parent-style-name="Standard" style:list-style-name="">
      <style:paragraph-properties style:text-autospace="none"/>
    </style:style>
    <style:style style:name="T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Основы синтаксиса языка формул</text:p>
      <text:p text:style-name="P2">1.1. Переменные</text:p>
      <text:p text:style-name="P2">1.1.1. Основные правила написания:</text:p>
      <text:p text:style-name="P2">-Каждая переменная должна иметь уникальное имя;</text:p>
      <text:p text:style-name="P2">-Имя переменной должно частично пояснять значение переменной;</text:p>
      <text:p text:style-name="P2">-Любая переменная начинается с символа «$»(доллар);</text:p>
      <text:p text:style-name="P2">-После символа «$» не может быть число;</text:p>
      <text:p text:style-name="P2">-Длина переменной не ограничена;</text:p>
      <text:p text:style-name="P2"/>
      <text:list xml:id="list31326848" text:style-name="L1">
        <text:list-item>
          <text:list>
            <text:list-item>
              <text:list>
                <text:list-item>
                  <text:p text:style-name="P3">Расшифровка имен переменных:</text:p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Часть имени переменной </text:p>
            <text:p text:style-name="P2">kol </text:p>
            <text:p text:style-name="P2">k</text:p>
            <text:p text:style-name="P2">$_ </text:p>
            <text:p text:style-name="P2">dl </text:p>
            <text:p text:style-name="P2">d </text:p>
            <text:p text:style-name="P2">note_ </text:p>
            <text:p text:style-name="P2">tr_nh </text:p>
            <text:p text:style-name="P2">tpz_nh </text:p>
            <text:p text:style-name="P2">pk_ </text:p>
            <text:p text:style-name="P2">h </text:p>
            <text:p text:style-name="P2">_999_ </text:p>
          </table:table-cell>
          <table:table-cell table:style-name="Таблица1.B1" office:value-type="string">
            <text:p text:style-name="P4">Значение</text:p>
            <text:p text:style-name="P4">Количество</text:p>
            <text:p text:style-name="P4">Коэффициент</text:p>
            <text:p text:style-name="P4">Материальные затраты</text:p>
            <text:p text:style-name="P4">Длина</text:p>
            <text:p text:style-name="P4">Диаметр</text:p>
            <text:p text:style-name="P4">Примечание к операции</text:p>
            <text:p text:style-name="P4">Трудоемкость н/ч по операции</text:p>
            <text:p text:style-name="P4">ТПЗ н/ч по операции</text:p>
            <text:p text:style-name="P4">Поправочный коэффициент по операции</text:p>
            <text:p text:style-name="P4">Толщина</text:p>
            <text:p text:style-name="P4">Переменная привязана к какой-то операции</text:p>
          </table:table-cell>
        </table:table-row>
      </table:table>
      <text:p text:style-name="P4"/>
      <text:p text:style-name="P4"/>
      <text:p text:style-name="P2">1.1.3.Типы переменных:</text:p>
      <text:p text:style-name="P2">-Материальные затраты;</text:p>
      <text:p text:style-name="P2">-Константы;</text:p>
      <text:p text:style-name="P2">-Формулы;</text:p>
      <text:p text:style-name="P2">-Расчетные параметры;</text:p>
      <text:p text:style-name="P2">-Входные параметры;</text:p>
      <text:p text:style-name="P2"/>
      <text:p text:style-name="P2">1.2.Формулы</text:p>
      <text:p text:style-name="P2">1.2.1. Правила написания:</text:p>
      <text:p text:style-name="P2">-Дробная часть любых чисел в формуле разделяется «.»(точкой) с целой частью;</text:p>
      <text:p text:style-name="P2">Пример: 1.103</text:p>
      <text:p text:style-name="P2">-Можно пользоваться арифметическими операциями:*,/,-,+;</text:p>
      <text:p text:style-name="P2">-Вызов функций:</text:p>
      <text:p text:style-name="P2">Функция Описание Пример / результат</text:p>
      <text:p text:style-name="P2">floor Округляет дробь в меньшую сторону floor(4.3) / 4</text:p>
      <text:p text:style-name="P2">ceil Округляет дробь в большую сторону ceil(4.3) / 5</text:p>
      <text:p text:style-name="P2">pow Возведение в степень.</text:p>
      <text:p text:style-name="P2">pow ( number, exp )</text:p>
      <text:p text:style-name="P2">number — число;</text:p>
      <text:p text:style-name="P2">exp - степень</text:p>
      <text:p text:style-name="P2">pow(2, 8) / 256</text:p>
      <text:p text:style-name="P2">Таблица 2</text:p>
      <text:p text:style-name="P2">-В формулах можно использовать только существующие переменные;</text:p>
      <text:p text:style-name="P2">-Любая формула должна начинаться с «(» и заканчиваться «)»;</text:p>
      <text:p text:style-name="P2"><text:soft-page-break/>-Возможно использовать различные формулы в зависимости от какого-то условия:</text:p>
      <text:p text:style-name="P5"><text:span text:style-name="T1">((условие) ? имя_переменной=Значение1 : имя_переменной=Значение2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2-24T11:16:16.81</meta:creation-date>
    <meta:document-statistic meta:table-count="1" meta:image-count="0" meta:object-count="0" meta:page-count="2" meta:paragraph-count="58" meta:word-count="195" meta:character-count="1423"/>
    <dc:date>2014-12-24T11:19:09.15</dc:date>
    <meta:editing-duration>PT2M52S</meta:editing-duration>
    <meta:editing-cycles>1</meta:editing-cycles>
    <meta:generator>OpenOffice.org/3.3$Win32 OpenOffice.org_project/330m20$Build-9567</meta:generator>
  </office:meta>
</office:document-meta>
</file>